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等线" svg:font-family="等线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等线1" svg:font-family="等线" style:font-family-generic="system" style:font-pitch="variable"/>
  </office:font-face-decls>
  <office:automatic-styles>
    <style:style style:name="P1" style:family="paragraph" style:parent-style-name="Subtitle">
      <style:text-properties style:font-name="Times New Roman" fo:font-size="16pt" officeooo:paragraph-rsid="000d61c1" style:font-size-asian="14pt" style:font-size-complex="16pt"/>
    </style:style>
    <style:style style:name="P2" style:family="paragraph" style:parent-style-name="Heading_20_2">
      <style:paragraph-properties fo:text-align="end" style:justify-single-word="false"/>
      <style:text-properties style:font-name="Times New Roman" officeooo:rsid="000de426" officeooo:paragraph-rsid="000de426"/>
    </style:style>
    <style:style style:name="P3" style:family="paragraph" style:parent-style-name="Text_20_body">
      <style:text-properties style:font-name="Times New Roman" fo:font-size="12pt" style:font-size-asian="10.5pt" style:font-size-complex="12pt"/>
    </style:style>
    <style:style style:name="P4" style:family="paragraph" style:parent-style-name="Text_20_body">
      <style:text-properties style:font-name="Times New Roman" fo:font-size="12pt" officeooo:rsid="000de426" officeooo:paragraph-rsid="000de426" style:font-size-asian="10.5pt" style:font-size-complex="12pt"/>
    </style:style>
    <style:style style:name="P5" style:family="paragraph" style:parent-style-name="Text_20_body">
      <style:text-properties style:font-name="Times New Roman" fo:font-size="12pt" style:font-size-asian="10.5pt" style:font-size-complex="12pt"/>
    </style:style>
    <style:style style:name="P6" style:family="paragraph" style:parent-style-name="Text_20_body" style:list-style-name="L1">
      <style:text-properties style:font-name="Times New Roman" fo:font-size="12pt" officeooo:rsid="000de426" officeooo:paragraph-rsid="000de426" style:font-size-asian="10.5pt" style:font-size-complex="12pt"/>
    </style:style>
    <style:style style:name="P7" style:family="paragraph" style:parent-style-name="Text_20_body">
      <style:text-properties style:font-name="Times New Roman" fo:font-size="12pt" officeooo:rsid="000e3022" officeooo:paragraph-rsid="000e3022" style:font-size-asian="10.5pt" style:font-size-complex="12pt"/>
    </style:style>
    <style:style style:name="P8" style:family="paragraph" style:parent-style-name="Subtitle">
      <style:text-properties style:font-name="Times New Roman" fo:font-size="16pt" officeooo:rsid="000d61c1" officeooo:paragraph-rsid="000d61c1" style:font-size-asian="14pt" style:font-size-complex="16pt"/>
    </style:style>
    <style:style style:name="P9" style:family="paragraph" style:parent-style-name="Title" style:master-page-name="Standard">
      <style:paragraph-properties style:page-number="auto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1" style:family="text">
      <style:text-properties officeooo:rsid="000d61c1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oject: Explore Weather Trends</text:p>
      <text:p text:style-name="P8">Udacity Data Analyst Nanodegree Project 1<text:tab/></text:p>
      <text:p text:style-name="P2">Nicholas Gowan</text:p>
      <text:p text:style-name="P1"/>
      <text:p text:style-name="P3"><text:tab/><text:span text:style-name="T1">While I didn’t finish the project to the degree to which I’d like, I’d rather move on and continue learning about Python rather than spending time looking up charting resources myself, as I believe I’ll be learning more about those momentarily. That being said, I found the ‘Explore Weather Trends’ project to be a good mix of challenging and interesting.</text:span></text:p>
      <text:p text:style-name="P3"><text:tab/><text:span text:style-name="T1">To complete this project, I primarily used two tools: SQL and LibreOffice Calc. I used SQL to extract two CSVs(global_results and kunming_results) and Calc to view and modify the data, as well as develop the chart comparing the two locations.</text:span></text:p>
      <text:p text:style-name="P7"><text:tab/>To access the global_data with SQL, I used </text:p>
      <text:p text:style-name="P7">1. SELECT *</text:p>
      <text:p text:style-name="P7">2. FROM global_data</text:p>
      <text:p text:style-name="P7"><text:tab/>and downloaded the CSV file. To find the city I wanted, I accessed city list using</text:p>
      <text:p text:style-name="P7">1.SELECT *</text:p>
      <text:p text:style-name="P7">2. FROM city_list</text:p>
      <text:p text:style-name="P7"><text:tab/>and downloaded the CSV file. To access the city_data I</text:p>
      <text:p text:style-name="P7">1. SELECT *</text:p>
      <text:p text:style-name="P7">2. FROM city_data</text:p>
      <text:p text:style-name="P7">3. WHERE city = 'Kunming'</text:p>
      <text:p text:style-name="P7"><text:tab/>and downloaded the CSV file.</text:p>
      <text:p text:style-name="P3"><text:tab/><text:span text:style-name="T1">To calculate the moving addresses, I went for a five year moving average(i.e. temps from years 1890,’91,’92,’93,’94, and divided by five.</text:span></text:p>
      <text:p text:style-name="P3"><text:tab/><text:span text:style-name="T1">My key consideration in deciding how to visualize the data was simplicity and </text:span><text:soft-page-break/><text:span text:style-name="T1">functions available in Calc. I’m not terribly familiar with charting and I found it difficult to use the google drive option. I also don’t have a Microsoft Office account at the moment, so I was limited to either Python or Calc.</text:span></text:p>
      <text:p text:style-name="P3"><draw:frame draw:style-name="fr1" draw:name="Object1" text:anchor-type="paragraph" svg:width="8.2681in" svg:height="2.918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4">I currently live in Beijing, China, but Beijing wasn’t part of our data-set so I went with Kunming instead, a quiet provincial capital in the mountains of south-west China. Some of my findings include:</text:p>
      <text:list xml:id="list3345904277" text:style-name="L1">
        <text:list-item>
          <text:p text:style-name="P6">Located at roughly the same elevation as Denver, Kunming is nestled in the mountains and has an on average higher temperature year round than the global average.</text:p>
        </text:list-item>
        <text:list-item>
          <text:p text:style-name="P6">In the late 1850s, early 1860s Kunming had a significant drop in average temperature. This could either be from the type of equipment or recording devices used or some other local climate issue.</text:p>
        </text:list-item>
        <text:list-item>
          <text:p text:style-name="P6">Overall, the two averages follow the same general up-trend, with ~1.5 degree increase over the recorded time frames.</text:p>
        </text:list-item>
        <text:list-item>
          <text:p text:style-name="P6">Kunming was lacking a fair bit of data so I excluded everything and didn’t start charting the information until there was a solid 5 year moving average to count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等线" svg:font-family="等线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等线1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等线" fo:font-size="10.5pt" fo:language="en" fo:country="US" style:letter-kerning="true" style:font-name-asian="等线1" style:font-size-asian="10pt" style:language-asian="zh" style:country-asian="CN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等线" fo:font-size="10.5pt" fo:language="en" fo:country="US" style:letter-kerning="true" style:font-name-asian="等线1" style:font-size-asian="10pt" style:language-asian="zh" style:country-asian="CN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fo:color="#00000a" style:font-name="等线" fo:font-family="等线" style:font-family-generic="roman" style:font-pitch="variable" fo:font-size="10.5pt" fo:language="en" fo:country="US" style:font-name-asian="等线1" style:font-family-asian="等线" style:font-family-generic-asian="system" style:font-pitch-asian="variable" style:font-size-asian="10.5pt" style:language-asian="zh" style:country-asian="CN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Heading" style:default-outline-level="" style:class="text"/>
    <style:style style:name="Heading_20_2" style:display-name="Heading 2" style:family="paragraph" style:parent-style-name="Heading" style:default-outline-level="" style:class="text"/>
    <style:style style:name="Heading_20_3" style:display-name="Heading 3" style:family="paragraph" style:parent-style-name="Heading" style:default-outline-level="" style:class="text"/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a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rame_20_contents" style:display-name="Frame contents" style:family="paragraph" style:parent-style-name="Standard" style:default-outline-level="" style:class="extra"/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1in" fo:margin-left="1.25in" fo:margin-right="1.25in" style:writing-mode="lr-tb" style:layout-grid-color="#c0c0c0" style:layout-grid-lines="44" style:layout-grid-base-height="0.1665in" style:layout-grid-ruby-height="0.05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0:09:53.376000000</meta:creation-date>
    <dc:language>en-US</dc:language>
    <meta:editing-cycles>3</meta:editing-cycles>
    <meta:editing-duration>PT16M23S</meta:editing-duration>
    <meta:generator>LibreOffice/5.4.2.2$Windows_X86_64 LibreOffice_project/22b09f6418e8c2d508a9eaf86b2399209b0990f4</meta:generator>
    <dc:title>EFOUNDWAY</dc:title>
    <dc:date>2018-01-18T20:34:17.221000000</dc:date>
    <meta:document-statistic meta:table-count="0" meta:image-count="0" meta:object-count="1" meta:page-count="2" meta:paragraph-count="23" meta:word-count="393" meta:character-count="2293" meta:non-whitespace-character-count="191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EFOUNDWAY" xlink:href="../../Users/Nick/AppData/Roaming/LibreOffice/4/user/template/EFOUNDWAY.ott" meta:date="2018-01-18T10:09:52.6790000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svg:stroke-color="#cccccc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tick-marks-major-inner="true" chart:tick-marks-major-outer="fals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6" chart:maximum="17" chart:origin="0" chart:interval-major="1" chart:interval-minor-divisor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cm" svg:height="7.411cm" xlink:href="." xlink:type="simple" chart:class="chart:line" chart:style-name="ch1">
        <chart:title svg:x="5.469cm" svg:y="0.284cm" chart:style-name="ch2">
          <text:p>Global Average Temp. vs Kunming Average Temp</text:p>
        </chart:title>
        <chart:subtitle svg:x="7.056cm" svg:y="1.211cm" chart:style-name="ch3">
          <text:p>Shown with a five year moving average</text:p>
        </chart:subtitle>
        <chart:legend chart:legend-position="end" svg:x="17.56cm" svg:y="3.157cm" style:legend-expansion="high" chart:style-name="ch4"/>
        <chart:plot-area chart:style-name="ch5" chart:data-source-has-labels="both" svg:x="1.431cm" svg:y="2.042cm" svg:width="15.709cm" svg:height="4.24cm">
          <chartooo:coordinate-region svg:x="1.867cm" svg:y="2.042cm" svg:width="14.993cm" svg:height="3.336cm"/>
          <chart:axis chart:dimension="x" chart:name="primary-x" chart:style-name="ch6" chartooo:axis-type="text">
            <chart:title svg:x="8.884cm" svg:y="6.43cm" chart:style-name="ch7">
              <text:p>Year</text:p>
            </chart:title>
            <chart:categories table:cell-range-address="local-table.$A$2:.$A$171"/>
          </chart:axis>
          <chart:axis chart:dimension="y" chart:name="primary-y" chart:style-name="ch8">
            <chart:title svg:x="0.451cm" svg:y="5.251cm" chart:style-name="ch9">
              <text:p>Temp. Celsius</text:p>
            </chart:title>
            <chart:grid chart:style-name="ch10" chart:class="major"/>
          </chart:axis>
          <chart:series chart:style-name="ch11" chart:values-cell-range-address="local-table.$B$2:.$B$171" chart:label-cell-address="local-table.$B$1" chart:class="chart:line">
            <chart:data-point chart:repeated="170"/>
          </chart:series>
          <chart:series chart:style-name="ch12" chart:values-cell-range-address="local-table.$C$2:.$C$171" chart:label-cell-address="local-table.$C$1" chart:class="chart:line">
            <chart:data-point chart:repeated="17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lobal</text:p>
              </table:table-cell>
              <table:table-cell office:value-type="string">
                <text:p>kunming</text:p>
              </table:table-cell>
            </table:table-row>
          </table:table-header-rows>
          <table:table-rows>
            <table:table-row>
              <table:table-cell office:value-type="float" office:value="1844">
                <text:p>1844</text:p>
              </table:table-cell>
              <table:table-cell office:value-type="float" office:value="7.866">
                <text:p>7.866</text:p>
              </table:table-cell>
              <table:table-cell office:value-type="float" office:value="14.046">
                <text:p>14.046</text:p>
              </table:table-cell>
            </table:table-row>
            <table:table-row>
              <table:table-cell office:value-type="float" office:value="1845">
                <text:p>1845</text:p>
              </table:table-cell>
              <table:table-cell office:value-type="float" office:value="7.876">
                <text:p>7.876</text:p>
              </table:table-cell>
              <table:table-cell office:value-type="float" office:value="13.986">
                <text:p>13.986</text:p>
              </table:table-cell>
            </table:table-row>
            <table:table-row>
              <table:table-cell office:value-type="float" office:value="1846">
                <text:p>1846</text:p>
              </table:table-cell>
              <table:table-cell office:value-type="float" office:value="8.048">
                <text:p>8.048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float" office:value="1847">
                <text:p>1847</text:p>
              </table:table-cell>
              <table:table-cell office:value-type="float" office:value="8.062">
                <text:p>8.062</text:p>
              </table:table-cell>
              <table:table-cell office:value-type="float" office:value="13.936">
                <text:p>13.936</text:p>
              </table:table-cell>
            </table:table-row>
            <table:table-row>
              <table:table-cell office:value-type="float" office:value="1848">
                <text:p>1848</text:p>
              </table:table-cell>
              <table:table-cell office:value-type="float" office:value="8.024">
                <text:p>8.024</text:p>
              </table:table-cell>
              <table:table-cell office:value-type="float" office:value="13.832">
                <text:p>13.832</text:p>
              </table:table-cell>
            </table:table-row>
            <table:table-row>
              <table:table-cell office:value-type="float" office:value="1849">
                <text:p>1849</text:p>
              </table:table-cell>
              <table:table-cell office:value-type="float" office:value="8.09">
                <text:p>8.09</text:p>
              </table:table-cell>
              <table:table-cell office:value-type="float" office:value="13.854">
                <text:p>13.854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8.1">
                <text:p>8.1</text:p>
              </table:table-cell>
              <table:table-cell office:value-type="float" office:value="14.054">
                <text:p>14.054</text:p>
              </table:table-cell>
            </table:table-row>
            <table:table-row>
              <table:table-cell office:value-type="float" office:value="1851">
                <text:p>1851</text:p>
              </table:table-cell>
              <table:table-cell office:value-type="float" office:value="8.026">
                <text:p>8.026</text:p>
              </table:table-cell>
              <table:table-cell office:value-type="float" office:value="14.104">
                <text:p>14.104</text:p>
              </table:table-cell>
            </table:table-row>
            <table:table-row>
              <table:table-cell office:value-type="float" office:value="1852">
                <text:p>1852</text:p>
              </table:table-cell>
              <table:table-cell office:value-type="float" office:value="8.028">
                <text:p>8.028</text:p>
              </table:table-cell>
              <table:table-cell office:value-type="float" office:value="14.148">
                <text:p>14.148</text:p>
              </table:table-cell>
            </table:table-row>
            <table:table-row>
              <table:table-cell office:value-type="float" office:value="1853">
                <text:p>1853</text:p>
              </table:table-cell>
              <table:table-cell office:value-type="float" office:value="8.04">
                <text:p>8.04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1854">
                <text:p>1854</text:p>
              </table:table-cell>
              <table:table-cell office:value-type="float" office:value="8.086">
                <text:p>8.086</text:p>
              </table:table-cell>
              <table:table-cell office:value-type="float" office:value="14.402">
                <text:p>14.402</text:p>
              </table:table-cell>
            </table:table-row>
            <table:table-row>
              <table:table-cell office:value-type="float" office:value="1855">
                <text:p>1855</text:p>
              </table:table-cell>
              <table:table-cell office:value-type="float" office:value="8.128">
                <text:p>8.128</text:p>
              </table:table-cell>
              <table:table-cell office:value-type="float" office:value="14.286">
                <text:p>14.286</text:p>
              </table:table-cell>
            </table:table-row>
            <table:table-row>
              <table:table-cell office:value-type="float" office:value="1856">
                <text:p>1856</text:p>
              </table:table-cell>
              <table:table-cell office:value-type="float" office:value="8.092">
                <text:p>8.092</text:p>
              </table:table-cell>
              <table:table-cell office:value-type="float" office:value="14.138">
                <text:p>14.138</text:p>
              </table:table-cell>
            </table:table-row>
            <table:table-row>
              <table:table-cell office:value-type="float" office:value="1857">
                <text:p>1857</text:p>
              </table:table-cell>
              <table:table-cell office:value-type="float" office:value="8.024">
                <text:p>8.024</text:p>
              </table:table-cell>
              <table:table-cell office:value-type="float" office:value="14.276">
                <text:p>14.276</text:p>
              </table:table-cell>
            </table:table-row>
            <table:table-row>
              <table:table-cell office:value-type="float" office:value="1858">
                <text:p>1858</text:p>
              </table:table-cell>
              <table:table-cell office:value-type="float" office:value="8.036">
                <text:p>8.036</text:p>
              </table:table-cell>
              <table:table-cell office:value-type="float" office:value="14.206">
                <text:p>14.206</text:p>
              </table:table-cell>
            </table:table-row>
            <table:table-row>
              <table:table-cell office:value-type="float" office:value="1859">
                <text:p>1859</text:p>
              </table:table-cell>
              <table:table-cell office:value-type="float" office:value="8.044">
                <text:p>8.044</text:p>
              </table:table-cell>
              <table:table-cell office:value-type="float" office:value="14.186">
                <text:p>14.186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8.014">
                <text:p>8.014</text:p>
              </table:table-cell>
              <table:table-cell office:value-type="float" office:value="14.166">
                <text:p>14.166</text:p>
              </table:table-cell>
            </table:table-row>
            <table:table-row>
              <table:table-cell office:value-type="float" office:value="1861">
                <text:p>1861</text:p>
              </table:table-cell>
              <table:table-cell office:value-type="float" office:value="7.984">
                <text:p>7.984</text:p>
              </table:table-cell>
              <table:table-cell office:value-type="float" office:value="14.202">
                <text:p>14.202</text:p>
              </table:table-cell>
            </table:table-row>
            <table:table-row>
              <table:table-cell office:value-type="float" office:value="1862">
                <text:p>1862</text:p>
              </table:table-cell>
              <table:table-cell office:value-type="float" office:value="7.944">
                <text:p>7.944</text:p>
              </table:table-cell>
              <table:table-cell office:value-type="float" office:value="12.938">
                <text:p>12.938</text:p>
              </table:table-cell>
            </table:table-row>
            <table:table-row>
              <table:table-cell office:value-type="float" office:value="1863">
                <text:p>1863</text:p>
              </table:table-cell>
              <table:table-cell office:value-type="float" office:value="7.946">
                <text:p>7.946</text:p>
              </table:table-cell>
              <table:table-cell office:value-type="float" office:value="12.904">
                <text:p>12.904</text:p>
              </table:table-cell>
            </table:table-row>
            <table:table-row>
              <table:table-cell office:value-type="float" office:value="1864">
                <text:p>1864</text:p>
              </table:table-cell>
              <table:table-cell office:value-type="float" office:value="7.892">
                <text:p>7.892</text:p>
              </table:table-cell>
              <table:table-cell office:value-type="float" office:value="12.804">
                <text:p>12.804</text:p>
              </table:table-cell>
            </table:table-row>
            <table:table-row>
              <table:table-cell office:value-type="float" office:value="1865">
                <text:p>1865</text:p>
              </table:table-cell>
              <table:table-cell office:value-type="float" office:value="7.936">
                <text:p>7.936</text:p>
              </table:table-cell>
              <table:table-cell office:value-type="float" office:value="12.866">
                <text:p>12.866</text:p>
              </table:table-cell>
            </table:table-row>
            <table:table-row>
              <table:table-cell office:value-type="float" office:value="1866">
                <text:p>1866</text:p>
              </table:table-cell>
              <table:table-cell office:value-type="float" office:value="8.024">
                <text:p>8.024</text:p>
              </table:table-cell>
              <table:table-cell office:value-type="float" office:value="12.936">
                <text:p>12.936</text:p>
              </table:table-cell>
            </table:table-row>
            <table:table-row>
              <table:table-cell office:value-type="float" office:value="1867">
                <text:p>1867</text:p>
              </table:table-cell>
              <table:table-cell office:value-type="float" office:value="8.2">
                <text:p>8.2</text:p>
              </table:table-cell>
              <table:table-cell office:value-type="float" office:value="14.128">
                <text:p>14.128</text:p>
              </table:table-cell>
            </table:table-row>
            <table:table-row>
              <table:table-cell office:value-type="float" office:value="1868">
                <text:p>1868</text:p>
              </table:table-cell>
              <table:table-cell office:value-type="float" office:value="8.228">
                <text:p>8.228</text:p>
              </table:table-cell>
              <table:table-cell office:value-type="float" office:value="14.208">
                <text:p>14.208</text:p>
              </table:table-cell>
            </table:table-row>
            <table:table-row>
              <table:table-cell office:value-type="float" office:value="1869">
                <text:p>1869</text:p>
              </table:table-cell>
              <table:table-cell office:value-type="float" office:value="8.318">
                <text:p>8.318</text:p>
              </table:table-cell>
              <table:table-cell office:value-type="float" office:value="14.282">
                <text:p>14.282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8.322">
                <text:p>8.322</text:p>
              </table:table-cell>
              <table:table-cell office:value-type="float" office:value="14.27">
                <text:p>14.27</text:p>
              </table:table-cell>
            </table:table-row>
            <table:table-row>
              <table:table-cell office:value-type="float" office:value="1871">
                <text:p>1871</text:p>
              </table:table-cell>
              <table:table-cell office:value-type="float" office:value="8.288">
                <text:p>8.288</text:p>
              </table:table-cell>
              <table:table-cell office:value-type="float" office:value="14.282">
                <text:p>14.282</text:p>
              </table:table-cell>
            </table:table-row>
            <table:table-row>
              <table:table-cell office:value-type="float" office:value="1872">
                <text:p>1872</text:p>
              </table:table-cell>
              <table:table-cell office:value-type="float" office:value="8.238">
                <text:p>8.238</text:p>
              </table:table-cell>
              <table:table-cell office:value-type="float" office:value="14.294">
                <text:p>14.294</text:p>
              </table:table-cell>
            </table:table-row>
            <table:table-row>
              <table:table-cell office:value-type="float" office:value="1873">
                <text:p>1873</text:p>
              </table:table-cell>
              <table:table-cell office:value-type="float" office:value="8.258">
                <text:p>8.258</text:p>
              </table:table-cell>
              <table:table-cell office:value-type="float" office:value="14.304">
                <text:p>14.304</text:p>
              </table:table-cell>
            </table:table-row>
            <table:table-row>
              <table:table-cell office:value-type="float" office:value="1874">
                <text:p>1874</text:p>
              </table:table-cell>
              <table:table-cell office:value-type="float" office:value="8.258">
                <text:p>8.258</text:p>
              </table:table-cell>
              <table:table-cell office:value-type="float" office:value="14.33">
                <text:p>14.33</text:p>
              </table:table-cell>
            </table:table-row>
            <table:table-row>
              <table:table-cell office:value-type="float" office:value="1875">
                <text:p>1875</text:p>
              </table:table-cell>
              <table:table-cell office:value-type="float" office:value="8.19">
                <text:p>8.19</text:p>
              </table:table-cell>
              <table:table-cell office:value-type="float" office:value="14.29">
                <text:p>14.29</text:p>
              </table:table-cell>
            </table:table-row>
            <table:table-row>
              <table:table-cell office:value-type="float" office:value="1876">
                <text:p>1876</text:p>
              </table:table-cell>
              <table:table-cell office:value-type="float" office:value="8.182">
                <text:p>8.182</text:p>
              </table:table-cell>
              <table:table-cell office:value-type="float" office:value="14.22">
                <text:p>14.22</text:p>
              </table:table-cell>
            </table:table-row>
            <table:table-row>
              <table:table-cell office:value-type="float" office:value="1877">
                <text:p>1877</text:p>
              </table:table-cell>
              <table:table-cell office:value-type="float" office:value="8.252">
                <text:p>8.252</text:p>
              </table:table-cell>
              <table:table-cell office:value-type="float" office:value="14.164">
                <text:p>14.164</text:p>
              </table:table-cell>
            </table:table-row>
            <table:table-row>
              <table:table-cell office:value-type="float" office:value="1878">
                <text:p>1878</text:p>
              </table:table-cell>
              <table:table-cell office:value-type="float" office:value="8.348">
                <text:p>8.348</text:p>
              </table:table-cell>
              <table:table-cell office:value-type="float" office:value="14.22">
                <text:p>14.22</text:p>
              </table:table-cell>
            </table:table-row>
            <table:table-row>
              <table:table-cell office:value-type="float" office:value="1879">
                <text:p>1879</text:p>
              </table:table-cell>
              <table:table-cell office:value-type="float" office:value="8.296">
                <text:p>8.296</text:p>
              </table:table-cell>
              <table:table-cell office:value-type="float" office:value="14.292">
                <text:p>14.292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8.348">
                <text:p>8.348</text:p>
              </table:table-cell>
              <table:table-cell office:value-type="float" office:value="14.288">
                <text:p>14.288</text:p>
              </table:table-cell>
            </table:table-row>
            <table:table-row>
              <table:table-cell office:value-type="float" office:value="1881">
                <text:p>1881</text:p>
              </table:table-cell>
              <table:table-cell office:value-type="float" office:value="8.386">
                <text:p>8.386</text:p>
              </table:table-cell>
              <table:table-cell office:value-type="float" office:value="14.35">
                <text:p>14.35</text:p>
              </table:table-cell>
            </table:table-row>
            <table:table-row>
              <table:table-cell office:value-type="float" office:value="1882">
                <text:p>1882</text:p>
              </table:table-cell>
              <table:table-cell office:value-type="float" office:value="8.304">
                <text:p>8.304</text:p>
              </table:table-cell>
              <table:table-cell office:value-type="float" office:value="14.368">
                <text:p>14.368</text:p>
              </table:table-cell>
            </table:table-row>
            <table:table-row>
              <table:table-cell office:value-type="float" office:value="1883">
                <text:p>1883</text:p>
              </table:table-cell>
              <table:table-cell office:value-type="float" office:value="8.134">
                <text:p>8.134</text:p>
              </table:table-cell>
              <table:table-cell office:value-type="float" office:value="14.208">
                <text:p>14.208</text:p>
              </table:table-cell>
            </table:table-row>
            <table:table-row>
              <table:table-cell office:value-type="float" office:value="1884">
                <text:p>1884</text:p>
              </table:table-cell>
              <table:table-cell office:value-type="float" office:value="8.054">
                <text:p>8.054</text:p>
              </table:table-cell>
              <table:table-cell office:value-type="float" office:value="14.014">
                <text:p>14.014</text:p>
              </table:table-cell>
            </table:table-row>
            <table:table-row>
              <table:table-cell office:value-type="float" office:value="1885">
                <text:p>1885</text:p>
              </table:table-cell>
              <table:table-cell office:value-type="float" office:value="8.014">
                <text:p>8.014</text:p>
              </table:table-cell>
              <table:table-cell office:value-type="float" office:value="13.98">
                <text:p>13.98</text:p>
              </table:table-cell>
            </table:table-row>
            <table:table-row>
              <table:table-cell office:value-type="float" office:value="1886">
                <text:p>1886</text:p>
              </table:table-cell>
              <table:table-cell office:value-type="float" office:value="7.95">
                <text:p>7.95</text:p>
              </table:table-cell>
              <table:table-cell office:value-type="float" office:value="13.934">
                <text:p>13.934</text:p>
              </table:table-cell>
            </table:table-row>
            <table:table-row>
              <table:table-cell office:value-type="float" office:value="1887">
                <text:p>1887</text:p>
              </table:table-cell>
              <table:table-cell office:value-type="float" office:value="7.906">
                <text:p>7.906</text:p>
              </table:table-cell>
              <table:table-cell office:value-type="float" office:value="13.902">
                <text:p>13.902</text:p>
              </table:table-cell>
            </table:table-row>
            <table:table-row>
              <table:table-cell office:value-type="float" office:value="1888">
                <text:p>1888</text:p>
              </table:table-cell>
              <table:table-cell office:value-type="float" office:value="7.928">
                <text:p>7.928</text:p>
              </table:table-cell>
              <table:table-cell office:value-type="float" office:value="13.992">
                <text:p>13.992</text:p>
              </table:table-cell>
            </table:table-row>
            <table:table-row>
              <table:table-cell office:value-type="float" office:value="1889">
                <text:p>1889</text:p>
              </table:table-cell>
              <table:table-cell office:value-type="float" office:value="8.038">
                <text:p>8.038</text:p>
              </table:table-cell>
              <table:table-cell office:value-type="float" office:value="14.168">
                <text:p>14.168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8.048">
                <text:p>8.048</text:p>
              </table:table-cell>
              <table:table-cell office:value-type="float" office:value="14.276">
                <text:p>14.276</text:p>
              </table:table-cell>
            </table:table-row>
            <table:table-row>
              <table:table-cell office:value-type="float" office:value="1891">
                <text:p>1891</text:p>
              </table:table-cell>
              <table:table-cell office:value-type="float" office:value="8.062">
                <text:p>8.062</text:p>
              </table:table-cell>
              <table:table-cell office:value-type="float" office:value="14.362">
                <text:p>14.362</text:p>
              </table:table-cell>
            </table:table-row>
            <table:table-row>
              <table:table-cell office:value-type="float" office:value="1892">
                <text:p>1892</text:p>
              </table:table-cell>
              <table:table-cell office:value-type="float" office:value="8.094">
                <text:p>8.094</text:p>
              </table:table-cell>
              <table:table-cell office:value-type="float" office:value="14.366">
                <text:p>14.366</text:p>
              </table:table-cell>
            </table:table-row>
            <table:table-row>
              <table:table-cell office:value-type="float" office:value="1893">
                <text:p>1893</text:p>
              </table:table-cell>
              <table:table-cell office:value-type="float" office:value="8.088">
                <text:p>8.088</text:p>
              </table:table-cell>
              <table:table-cell office:value-type="float" office:value="14.262">
                <text:p>14.262</text:p>
              </table:table-cell>
            </table:table-row>
            <table:table-row>
              <table:table-cell office:value-type="float" office:value="1894">
                <text:p>1894</text:p>
              </table:table-cell>
              <table:table-cell office:value-type="float" office:value="8.056">
                <text:p>8.056</text:p>
              </table:table-cell>
              <table:table-cell office:value-type="float" office:value="14.208">
                <text:p>14.208</text:p>
              </table:table-cell>
            </table:table-row>
            <table:table-row>
              <table:table-cell office:value-type="float" office:value="1895">
                <text:p>1895</text:p>
              </table:table-cell>
              <table:table-cell office:value-type="float" office:value="8.092">
                <text:p>8.092</text:p>
              </table:table-cell>
              <table:table-cell office:value-type="float" office:value="14.186">
                <text:p>14.186</text:p>
              </table:table-cell>
            </table:table-row>
            <table:table-row>
              <table:table-cell office:value-type="float" office:value="1896">
                <text:p>1896</text:p>
              </table:table-cell>
              <table:table-cell office:value-type="float" office:value="8.13">
                <text:p>8.13</text:p>
              </table:table-cell>
              <table:table-cell office:value-type="float" office:value="14.154">
                <text:p>14.154</text:p>
              </table:table-cell>
            </table:table-row>
            <table:table-row>
              <table:table-cell office:value-type="float" office:value="1897">
                <text:p>1897</text:p>
              </table:table-cell>
              <table:table-cell office:value-type="float" office:value="8.174">
                <text:p>8.174</text:p>
              </table:table-cell>
              <table:table-cell office:value-type="float" office:value="14.246">
                <text:p>14.246</text:p>
              </table:table-cell>
            </table:table-row>
            <table:table-row>
              <table:table-cell office:value-type="float" office:value="1898">
                <text:p>1898</text:p>
              </table:table-cell>
              <table:table-cell office:value-type="float" office:value="8.198">
                <text:p>8.198</text:p>
              </table:table-cell>
              <table:table-cell office:value-type="float" office:value="14.402">
                <text:p>14.402</text:p>
              </table:table-cell>
            </table:table-row>
            <table:table-row>
              <table:table-cell office:value-type="float" office:value="1899">
                <text:p>1899</text:p>
              </table:table-cell>
              <table:table-cell office:value-type="float" office:value="8.246">
                <text:p>8.246</text:p>
              </table:table-cell>
              <table:table-cell office:value-type="float" office:value="14.352">
                <text:p>14.35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8.316">
                <text:p>8.316</text:p>
              </table:table-cell>
              <table:table-cell office:value-type="float" office:value="14.372">
                <text:p>14.372</text:p>
              </table:table-cell>
            </table:table-row>
            <table:table-row>
              <table:table-cell office:value-type="float" office:value="1901">
                <text:p>1901</text:p>
              </table:table-cell>
              <table:table-cell office:value-type="float" office:value="8.382">
                <text:p>8.382</text:p>
              </table:table-cell>
              <table:table-cell office:value-type="float" office:value="14.378">
                <text:p>14.378</text:p>
              </table:table-cell>
            </table:table-row>
            <table:table-row>
              <table:table-cell office:value-type="float" office:value="1902">
                <text:p>1902</text:p>
              </table:table-cell>
              <table:table-cell office:value-type="float" office:value="8.384">
                <text:p>8.384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1903">
                <text:p>1903</text:p>
              </table:table-cell>
              <table:table-cell office:value-type="float" office:value="8.392">
                <text:p>8.392</text:p>
              </table:table-cell>
              <table:table-cell office:value-type="float" office:value="14.388">
                <text:p>14.388</text:p>
              </table:table-cell>
            </table:table-row>
            <table:table-row>
              <table:table-cell office:value-type="float" office:value="1904">
                <text:p>1904</text:p>
              </table:table-cell>
              <table:table-cell office:value-type="float" office:value="8.33">
                <text:p>8.33</text:p>
              </table:table-cell>
              <table:table-cell office:value-type="float" office:value="14.446">
                <text:p>14.446</text:p>
              </table:table-cell>
            </table:table-row>
            <table:table-row>
              <table:table-cell office:value-type="float" office:value="1905">
                <text:p>1905</text:p>
              </table:table-cell>
              <table:table-cell office:value-type="float" office:value="8.276">
                <text:p>8.276</text:p>
              </table:table-cell>
              <table:table-cell office:value-type="float" office:value="14.36">
                <text:p>14.36</text:p>
              </table:table-cell>
            </table:table-row>
            <table:table-row>
              <table:table-cell office:value-type="float" office:value="1906">
                <text:p>1906</text:p>
              </table:table-cell>
              <table:table-cell office:value-type="float" office:value="8.244">
                <text:p>8.244</text:p>
              </table:table-cell>
              <table:table-cell office:value-type="float" office:value="14.362">
                <text:p>14.362</text:p>
              </table:table-cell>
            </table:table-row>
            <table:table-row>
              <table:table-cell office:value-type="float" office:value="1907">
                <text:p>1907</text:p>
              </table:table-cell>
              <table:table-cell office:value-type="float" office:value="8.174">
                <text:p>8.174</text:p>
              </table:table-cell>
              <table:table-cell office:value-type="float" office:value="14.226">
                <text:p>14.226</text:p>
              </table:table-cell>
            </table:table-row>
            <table:table-row>
              <table:table-cell office:value-type="float" office:value="1908">
                <text:p>1908</text:p>
              </table:table-cell>
              <table:table-cell office:value-type="float" office:value="8.168">
                <text:p>8.168</text:p>
              </table:table-cell>
              <table:table-cell office:value-type="float" office:value="14.202">
                <text:p>14.202</text:p>
              </table:table-cell>
            </table:table-row>
            <table:table-row>
              <table:table-cell office:value-type="float" office:value="1909">
                <text:p>1909</text:p>
              </table:table-cell>
              <table:table-cell office:value-type="float" office:value="8.186">
                <text:p>8.186</text:p>
              </table:table-cell>
              <table:table-cell office:value-type="float" office:value="14.232">
                <text:p>14.232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8.184">
                <text:p>8.184</text:p>
              </table:table-cell>
              <table:table-cell office:value-type="float" office:value="14.29">
                <text:p>14.29</text:p>
              </table:table-cell>
            </table:table-row>
            <table:table-row>
              <table:table-cell office:value-type="float" office:value="1911">
                <text:p>1911</text:p>
              </table:table-cell>
              <table:table-cell office:value-type="float" office:value="8.144">
                <text:p>8.144</text:p>
              </table:table-cell>
              <table:table-cell office:value-type="float" office:value="14.274">
                <text:p>14.274</text:p>
              </table:table-cell>
            </table:table-row>
            <table:table-row>
              <table:table-cell office:value-type="float" office:value="1912">
                <text:p>1912</text:p>
              </table:table-cell>
              <table:table-cell office:value-type="float" office:value="8.188">
                <text:p>8.188</text:p>
              </table:table-cell>
              <table:table-cell office:value-type="float" office:value="14.264">
                <text:p>14.264</text:p>
              </table:table-cell>
            </table:table-row>
            <table:table-row>
              <table:table-cell office:value-type="float" office:value="1913">
                <text:p>1913</text:p>
              </table:table-cell>
              <table:table-cell office:value-type="float" office:value="8.21">
                <text:p>8.21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1914">
                <text:p>1914</text:p>
              </table:table-cell>
              <table:table-cell office:value-type="float" office:value="8.292">
                <text:p>8.292</text:p>
              </table:table-cell>
              <table:table-cell office:value-type="float" office:value="14.316">
                <text:p>14.316</text:p>
              </table:table-cell>
            </table:table-row>
            <table:table-row>
              <table:table-cell office:value-type="float" office:value="1915">
                <text:p>1915</text:p>
              </table:table-cell>
              <table:table-cell office:value-type="float" office:value="8.366">
                <text:p>8.366</text:p>
              </table:table-cell>
              <table:table-cell office:value-type="float" office:value="14.42">
                <text:p>14.42</text:p>
              </table:table-cell>
            </table:table-row>
            <table:table-row>
              <table:table-cell office:value-type="float" office:value="1916">
                <text:p>1916</text:p>
              </table:table-cell>
              <table:table-cell office:value-type="float" office:value="8.376">
                <text:p>8.376</text:p>
              </table:table-cell>
              <table:table-cell office:value-type="float" office:value="14.41">
                <text:p>14.41</text:p>
              </table:table-cell>
            </table:table-row>
            <table:table-row>
              <table:table-cell office:value-type="float" office:value="1917">
                <text:p>1917</text:p>
              </table:table-cell>
              <table:table-cell office:value-type="float" office:value="8.346">
                <text:p>8.346</text:p>
              </table:table-cell>
              <table:table-cell office:value-type="float" office:value="14.358">
                <text:p>14.358</text:p>
              </table:table-cell>
            </table:table-row>
            <table:table-row>
              <table:table-cell office:value-type="float" office:value="1918">
                <text:p>1918</text:p>
              </table:table-cell>
              <table:table-cell office:value-type="float" office:value="8.312">
                <text:p>8.312</text:p>
              </table:table-cell>
              <table:table-cell office:value-type="float" office:value="14.348">
                <text:p>14.348</text:p>
              </table:table-cell>
            </table:table-row>
            <table:table-row>
              <table:table-cell office:value-type="float" office:value="1919">
                <text:p>1919</text:p>
              </table:table-cell>
              <table:table-cell office:value-type="float" office:value="8.27">
                <text:p>8.27</text:p>
              </table:table-cell>
              <table:table-cell office:value-type="float" office:value="14.35">
                <text:p>14.35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8.224">
                <text:p>8.224</text:p>
              </table:table-cell>
              <table:table-cell office:value-type="float" office:value="14.312">
                <text:p>14.312</text:p>
              </table:table-cell>
            </table:table-row>
            <table:table-row>
              <table:table-cell office:value-type="float" office:value="1921">
                <text:p>1921</text:p>
              </table:table-cell>
              <table:table-cell office:value-type="float" office:value="8.292">
                <text:p>8.292</text:p>
              </table:table-cell>
              <table:table-cell office:value-type="float" office:value="14.396">
                <text:p>14.396</text:p>
              </table:table-cell>
            </table:table-row>
            <table:table-row>
              <table:table-cell office:value-type="float" office:value="1922">
                <text:p>1922</text:p>
              </table:table-cell>
              <table:table-cell office:value-type="float" office:value="8.37">
                <text:p>8.37</text:p>
              </table:table-cell>
              <table:table-cell office:value-type="float" office:value="14.558">
                <text:p>14.558</text:p>
              </table:table-cell>
            </table:table-row>
            <table:table-row>
              <table:table-cell office:value-type="float" office:value="1923">
                <text:p>1923</text:p>
              </table:table-cell>
              <table:table-cell office:value-type="float" office:value="8.428">
                <text:p>8.428</text:p>
              </table:table-cell>
              <table:table-cell office:value-type="float" office:value="14.702">
                <text:p>14.702</text:p>
              </table:table-cell>
            </table:table-row>
            <table:table-row>
              <table:table-cell office:value-type="float" office:value="1924">
                <text:p>1924</text:p>
              </table:table-cell>
              <table:table-cell office:value-type="float" office:value="8.454">
                <text:p>8.454</text:p>
              </table:table-cell>
              <table:table-cell office:value-type="float" office:value="14.704">
                <text:p>14.704</text:p>
              </table:table-cell>
            </table:table-row>
            <table:table-row>
              <table:table-cell office:value-type="float" office:value="1925">
                <text:p>1925</text:p>
              </table:table-cell>
              <table:table-cell office:value-type="float" office:value="8.488">
                <text:p>8.488</text:p>
              </table:table-cell>
              <table:table-cell office:value-type="float" office:value="14.584">
                <text:p>14.584</text:p>
              </table:table-cell>
            </table:table-row>
            <table:table-row>
              <table:table-cell office:value-type="float" office:value="1926">
                <text:p>1926</text:p>
              </table:table-cell>
              <table:table-cell office:value-type="float" office:value="8.52">
                <text:p>8.52</text:p>
              </table:table-cell>
              <table:table-cell office:value-type="float" office:value="14.584">
                <text:p>14.584</text:p>
              </table:table-cell>
            </table:table-row>
            <table:table-row>
              <table:table-cell office:value-type="float" office:value="1927">
                <text:p>1927</text:p>
              </table:table-cell>
              <table:table-cell office:value-type="float" office:value="8.542">
                <text:p>8.542</text:p>
              </table:table-cell>
              <table:table-cell office:value-type="float" office:value="14.516">
                <text:p>14.516</text:p>
              </table:table-cell>
            </table:table-row>
            <table:table-row>
              <table:table-cell office:value-type="float" office:value="1928">
                <text:p>1928</text:p>
              </table:table-cell>
              <table:table-cell office:value-type="float" office:value="8.584">
                <text:p>8.584</text:p>
              </table:table-cell>
              <table:table-cell office:value-type="float" office:value="14.468">
                <text:p>14.468</text:p>
              </table:table-cell>
            </table:table-row>
            <table:table-row>
              <table:table-cell office:value-type="float" office:value="1929">
                <text:p>1929</text:p>
              </table:table-cell>
              <table:table-cell office:value-type="float" office:value="8.53">
                <text:p>8.5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8.55">
                <text:p>8.55</text:p>
              </table:table-cell>
              <table:table-cell office:value-type="float" office:value="14.462">
                <text:p>14.462</text:p>
              </table:table-cell>
            </table:table-row>
            <table:table-row>
              <table:table-cell office:value-type="float" office:value="1931">
                <text:p>1931</text:p>
              </table:table-cell>
              <table:table-cell office:value-type="float" office:value="8.548">
                <text:p>8.548</text:p>
              </table:table-cell>
              <table:table-cell office:value-type="float" office:value="14.544">
                <text:p>14.544</text:p>
              </table:table-cell>
            </table:table-row>
            <table:table-row>
              <table:table-cell office:value-type="float" office:value="1932">
                <text:p>1932</text:p>
              </table:table-cell>
              <table:table-cell office:value-type="float" office:value="8.586">
                <text:p>8.586</text:p>
              </table:table-cell>
              <table:table-cell office:value-type="float" office:value="14.518">
                <text:p>14.518</text:p>
              </table:table-cell>
            </table:table-row>
            <table:table-row>
              <table:table-cell office:value-type="float" office:value="1933">
                <text:p>1933</text:p>
              </table:table-cell>
              <table:table-cell office:value-type="float" office:value="8.528">
                <text:p>8.528</text:p>
              </table:table-cell>
              <table:table-cell office:value-type="float" office:value="14.584">
                <text:p>14.584</text:p>
              </table:table-cell>
            </table:table-row>
            <table:table-row>
              <table:table-cell office:value-type="float" office:value="1934">
                <text:p>1934</text:p>
              </table:table-cell>
              <table:table-cell office:value-type="float" office:value="8.606">
                <text:p>8.606</text:p>
              </table:table-cell>
              <table:table-cell office:value-type="float" office:value="14.538">
                <text:p>14.538</text:p>
              </table:table-cell>
            </table:table-row>
            <table:table-row>
              <table:table-cell office:value-type="float" office:value="1935">
                <text:p>1935</text:p>
              </table:table-cell>
              <table:table-cell office:value-type="float" office:value="8.584">
                <text:p>8.584</text:p>
              </table:table-cell>
              <table:table-cell office:value-type="float" office:value="14.644">
                <text:p>14.644</text:p>
              </table:table-cell>
            </table:table-row>
            <table:table-row>
              <table:table-cell office:value-type="float" office:value="1936">
                <text:p>1936</text:p>
              </table:table-cell>
              <table:table-cell office:value-type="float" office:value="8.55">
                <text:p>8.55</text:p>
              </table:table-cell>
              <table:table-cell office:value-type="float" office:value="14.494">
                <text:p>14.494</text:p>
              </table:table-cell>
            </table:table-row>
            <table:table-row>
              <table:table-cell office:value-type="float" office:value="1937">
                <text:p>1937</text:p>
              </table:table-cell>
              <table:table-cell office:value-type="float" office:value="8.548">
                <text:p>8.548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float" office:value="1938">
                <text:p>1938</text:p>
              </table:table-cell>
              <table:table-cell office:value-type="float" office:value="8.652">
                <text:p>8.652</text:p>
              </table:table-cell>
              <table:table-cell office:value-type="float" office:value="14.714">
                <text:p>14.714</text:p>
              </table:table-cell>
            </table:table-row>
            <table:table-row>
              <table:table-cell office:value-type="float" office:value="1939">
                <text:p>1939</text:p>
              </table:table-cell>
              <table:table-cell office:value-type="float" office:value="8.678">
                <text:p>8.678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8.726">
                <text:p>8.726</text:p>
              </table:table-cell>
              <table:table-cell office:value-type="float" office:value="14.802">
                <text:p>14.802</text:p>
              </table:table-cell>
            </table:table-row>
            <table:table-row>
              <table:table-cell office:value-type="float" office:value="1941">
                <text:p>1941</text:p>
              </table:table-cell>
              <table:table-cell office:value-type="float" office:value="8.77">
                <text:p>8.77</text:p>
              </table:table-cell>
              <table:table-cell office:value-type="float" office:value="14.958">
                <text:p>14.958</text:p>
              </table:table-cell>
            </table:table-row>
            <table:table-row>
              <table:table-cell office:value-type="float" office:value="1942">
                <text:p>1942</text:p>
              </table:table-cell>
              <table:table-cell office:value-type="float" office:value="8.776">
                <text:p>8.776</text:p>
              </table:table-cell>
              <table:table-cell office:value-type="float" office:value="14.916">
                <text:p>14.916</text:p>
              </table:table-cell>
            </table:table-row>
            <table:table-row>
              <table:table-cell office:value-type="float" office:value="1943">
                <text:p>1943</text:p>
              </table:table-cell>
              <table:table-cell office:value-type="float" office:value="8.756">
                <text:p>8.756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1944">
                <text:p>1944</text:p>
              </table:table-cell>
              <table:table-cell office:value-type="float" office:value="8.774">
                <text:p>8.774</text:p>
              </table:table-cell>
              <table:table-cell office:value-type="float" office:value="14.92">
                <text:p>14.92</text:p>
              </table:table-cell>
            </table:table-row>
            <table:table-row>
              <table:table-cell office:value-type="float" office:value="1945">
                <text:p>1945</text:p>
              </table:table-cell>
              <table:table-cell office:value-type="float" office:value="8.738">
                <text:p>8.738</text:p>
              </table:table-cell>
              <table:table-cell office:value-type="float" office:value="14.876">
                <text:p>14.876</text:p>
              </table:table-cell>
            </table:table-row>
            <table:table-row>
              <table:table-cell office:value-type="float" office:value="1946">
                <text:p>1946</text:p>
              </table:table-cell>
              <table:table-cell office:value-type="float" office:value="8.72">
                <text:p>8.72</text:p>
              </table:table-cell>
              <table:table-cell office:value-type="float" office:value="15.088">
                <text:p>15.088</text:p>
              </table:table-cell>
            </table:table-row>
            <table:table-row>
              <table:table-cell office:value-type="float" office:value="1947">
                <text:p>1947</text:p>
              </table:table-cell>
              <table:table-cell office:value-type="float" office:value="8.734">
                <text:p>8.734</text:p>
              </table:table-cell>
              <table:table-cell office:value-type="float" office:value="15.122">
                <text:p>15.122</text:p>
              </table:table-cell>
            </table:table-row>
            <table:table-row>
              <table:table-cell office:value-type="float" office:value="1948">
                <text:p>1948</text:p>
              </table:table-cell>
              <table:table-cell office:value-type="float" office:value="8.732">
                <text:p>8.732</text:p>
              </table:table-cell>
              <table:table-cell office:value-type="float" office:value="15.138">
                <text:p>15.138</text:p>
              </table:table-cell>
            </table:table-row>
            <table:table-row>
              <table:table-cell office:value-type="float" office:value="1949">
                <text:p>1949</text:p>
              </table:table-cell>
              <table:table-cell office:value-type="float" office:value="8.68">
                <text:p>8.68</text:p>
              </table:table-cell>
              <table:table-cell office:value-type="float" office:value="15.166">
                <text:p>15.166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8.638">
                <text:p>8.638</text:p>
              </table:table-cell>
              <table:table-cell office:value-type="float" office:value="15.198">
                <text:p>15.198</text:p>
              </table:table-cell>
            </table:table-row>
            <table:table-row>
              <table:table-cell office:value-type="float" office:value="1951">
                <text:p>1951</text:p>
              </table:table-cell>
              <table:table-cell office:value-type="float" office:value="8.628">
                <text:p>8.628</text:p>
              </table:table-cell>
              <table:table-cell office:value-type="float" office:value="14.952">
                <text:p>14.952</text:p>
              </table:table-cell>
            </table:table-row>
            <table:table-row>
              <table:table-cell office:value-type="float" office:value="1952">
                <text:p>1952</text:p>
              </table:table-cell>
              <table:table-cell office:value-type="float" office:value="8.596">
                <text:p>8.596</text:p>
              </table:table-cell>
              <table:table-cell office:value-type="float" office:value="14.962">
                <text:p>14.962</text:p>
              </table:table-cell>
            </table:table-row>
            <table:table-row>
              <table:table-cell office:value-type="float" office:value="1953">
                <text:p>1953</text:p>
              </table:table-cell>
              <table:table-cell office:value-type="float" office:value="8.62">
                <text:p>8.62</text:p>
              </table:table-cell>
              <table:table-cell office:value-type="float" office:value="15.05">
                <text:p>15.05</text:p>
              </table:table-cell>
            </table:table-row>
            <table:table-row>
              <table:table-cell office:value-type="float" office:value="1954">
                <text:p>1954</text:p>
              </table:table-cell>
              <table:table-cell office:value-type="float" office:value="8.614">
                <text:p>8.614</text:p>
              </table:table-cell>
              <table:table-cell office:value-type="float" office:value="15.052">
                <text:p>15.052</text:p>
              </table:table-cell>
            </table:table-row>
            <table:table-row>
              <table:table-cell office:value-type="float" office:value="1955">
                <text:p>1955</text:p>
              </table:table-cell>
              <table:table-cell office:value-type="float" office:value="8.666">
                <text:p>8.666</text:p>
              </table:table-cell>
              <table:table-cell office:value-type="float" office:value="15.008">
                <text:p>15.008</text:p>
              </table:table-cell>
            </table:table-row>
            <table:table-row>
              <table:table-cell office:value-type="float" office:value="1956">
                <text:p>1956</text:p>
              </table:table-cell>
              <table:table-cell office:value-type="float" office:value="8.596">
                <text:p>8.596</text:p>
              </table:table-cell>
              <table:table-cell office:value-type="float" office:value="14.936">
                <text:p>14.936</text:p>
              </table:table-cell>
            </table:table-row>
            <table:table-row>
              <table:table-cell office:value-type="float" office:value="1957">
                <text:p>1957</text:p>
              </table:table-cell>
              <table:table-cell office:value-type="float" office:value="8.614">
                <text:p>8.614</text:p>
              </table:table-cell>
              <table:table-cell office:value-type="float" office:value="14.81">
                <text:p>14.81</text:p>
              </table:table-cell>
            </table:table-row>
            <table:table-row>
              <table:table-cell office:value-type="float" office:value="1958">
                <text:p>1958</text:p>
              </table:table-cell>
              <table:table-cell office:value-type="float" office:value="8.594">
                <text:p>8.594</text:p>
              </table:table-cell>
              <table:table-cell office:value-type="float" office:value="14.734">
                <text:p>14.734</text:p>
              </table:table-cell>
            </table:table-row>
            <table:table-row>
              <table:table-cell office:value-type="float" office:value="1959">
                <text:p>1959</text:p>
              </table:table-cell>
              <table:table-cell office:value-type="float" office:value="8.628">
                <text:p>8.628</text:p>
              </table:table-cell>
              <table:table-cell office:value-type="float" office:value="14.666">
                <text:p>14.666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8.618">
                <text:p>8.618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1961">
                <text:p>1961</text:p>
              </table:table-cell>
              <table:table-cell office:value-type="float" office:value="8.722">
                <text:p>8.722</text:p>
              </table:table-cell>
              <table:table-cell office:value-type="float" office:value="14.852">
                <text:p>14.852</text:p>
              </table:table-cell>
            </table:table-row>
            <table:table-row>
              <table:table-cell office:value-type="float" office:value="1962">
                <text:p>1962</text:p>
              </table:table-cell>
              <table:table-cell office:value-type="float" office:value="8.726">
                <text:p>8.726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1963">
                <text:p>1963</text:p>
              </table:table-cell>
              <table:table-cell office:value-type="float" office:value="8.744">
                <text:p>8.744</text:p>
              </table:table-cell>
              <table:table-cell office:value-type="float" office:value="14.752">
                <text:p>14.752</text:p>
              </table:table-cell>
            </table:table-row>
            <table:table-row>
              <table:table-cell office:value-type="float" office:value="1964">
                <text:p>1964</text:p>
              </table:table-cell>
              <table:table-cell office:value-type="float" office:value="8.68">
                <text:p>8.68</text:p>
              </table:table-cell>
              <table:table-cell office:value-type="float" office:value="14.794">
                <text:p>14.794</text:p>
              </table:table-cell>
            </table:table-row>
            <table:table-row>
              <table:table-cell office:value-type="float" office:value="1965">
                <text:p>1965</text:p>
              </table:table-cell>
              <table:table-cell office:value-type="float" office:value="8.67">
                <text:p>8.67</text:p>
              </table:table-cell>
              <table:table-cell office:value-type="float" office:value="14.68">
                <text:p>14.68</text:p>
              </table:table-cell>
            </table:table-row>
            <table:table-row>
              <table:table-cell office:value-type="float" office:value="1966">
                <text:p>1966</text:p>
              </table:table-cell>
              <table:table-cell office:value-type="float" office:value="8.63">
                <text:p>8.63</text:p>
              </table:table-cell>
              <table:table-cell office:value-type="float" office:value="14.728">
                <text:p>14.728</text:p>
              </table:table-cell>
            </table:table-row>
            <table:table-row>
              <table:table-cell office:value-type="float" office:value="1967">
                <text:p>1967</text:p>
              </table:table-cell>
              <table:table-cell office:value-type="float" office:value="8.62">
                <text:p>8.62</text:p>
              </table:table-cell>
              <table:table-cell office:value-type="float" office:value="14.706">
                <text:p>14.706</text:p>
              </table:table-cell>
            </table:table-row>
            <table:table-row>
              <table:table-cell office:value-type="float" office:value="1968">
                <text:p>1968</text:p>
              </table:table-cell>
              <table:table-cell office:value-type="float" office:value="8.552">
                <text:p>8.552</text:p>
              </table:table-cell>
              <table:table-cell office:value-type="float" office:value="14.664">
                <text:p>14.664</text:p>
              </table:table-cell>
            </table:table-row>
            <table:table-row>
              <table:table-cell office:value-type="float" office:value="1969">
                <text:p>1969</text:p>
              </table:table-cell>
              <table:table-cell office:value-type="float" office:value="8.59">
                <text:p>8.59</text:p>
              </table:table-cell>
              <table:table-cell office:value-type="float" office:value="14.712">
                <text:p>14.712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8.624">
                <text:p>8.624</text:p>
              </table:table-cell>
              <table:table-cell office:value-type="float" office:value="14.708">
                <text:p>14.708</text:p>
              </table:table-cell>
            </table:table-row>
            <table:table-row>
              <table:table-cell office:value-type="float" office:value="1971">
                <text:p>1971</text:p>
              </table:table-cell>
              <table:table-cell office:value-type="float" office:value="8.624">
                <text:p>8.624</text:p>
              </table:table-cell>
              <table:table-cell office:value-type="float" office:value="14.496">
                <text:p>14.496</text:p>
              </table:table-cell>
            </table:table-row>
            <table:table-row>
              <table:table-cell office:value-type="float" office:value="1972">
                <text:p>1972</text:p>
              </table:table-cell>
              <table:table-cell office:value-type="float" office:value="8.584">
                <text:p>8.584</text:p>
              </table:table-cell>
              <table:table-cell office:value-type="float" office:value="14.558">
                <text:p>14.558</text:p>
              </table:table-cell>
            </table:table-row>
            <table:table-row>
              <table:table-cell office:value-type="float" office:value="1973">
                <text:p>1973</text:p>
              </table:table-cell>
              <table:table-cell office:value-type="float" office:value="8.67">
                <text:p>8.67</text:p>
              </table:table-cell>
              <table:table-cell office:value-type="float" office:value="14.662">
                <text:p>14.662</text:p>
              </table:table-cell>
            </table:table-row>
            <table:table-row>
              <table:table-cell office:value-type="float" office:value="1974">
                <text:p>1974</text:p>
              </table:table-cell>
              <table:table-cell office:value-type="float" office:value="8.644">
                <text:p>8.644</text:p>
              </table:table-cell>
              <table:table-cell office:value-type="float" office:value="14.526">
                <text:p>14.526</text:p>
              </table:table-cell>
            </table:table-row>
            <table:table-row>
              <table:table-cell office:value-type="float" office:value="1975">
                <text:p>1975</text:p>
              </table:table-cell>
              <table:table-cell office:value-type="float" office:value="8.652">
                <text:p>8.652</text:p>
              </table:table-cell>
              <table:table-cell office:value-type="float" office:value="14.576">
                <text:p>14.576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8.602">
                <text:p>8.602</text:p>
              </table:table-cell>
              <table:table-cell office:value-type="float" office:value="14.628">
                <text:p>14.628</text:p>
              </table:table-cell>
            </table:table-row>
            <table:table-row>
              <table:table-cell office:value-type="float" office:value="1977">
                <text:p>1977</text:p>
              </table:table-cell>
              <table:table-cell office:value-type="float" office:value="8.672">
                <text:p>8.672</text:p>
              </table:table-cell>
              <table:table-cell office:value-type="float" office:value="14.572">
                <text:p>14.572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8.62">
                <text:p>8.62</text:p>
              </table:table-cell>
              <table:table-cell office:value-type="float" office:value="14.456">
                <text:p>14.456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8.672">
                <text:p>8.672</text:p>
              </table:table-cell>
              <table:table-cell office:value-type="float" office:value="14.56">
                <text:p>14.56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8.72">
                <text:p>8.72</text:p>
              </table:table-cell>
              <table:table-cell office:value-type="float" office:value="14.622">
                <text:p>14.622</text:p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8.884">
                <text:p>8.884</text:p>
              </table:table-cell>
              <table:table-cell office:value-type="float" office:value="14.794">
                <text:p>14.794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8.842">
                <text:p>8.842</text:p>
              </table:table-cell>
              <table:table-cell office:value-type="float" office:value="14.866">
                <text:p>14.866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8.91">
                <text:p>8.91</text:p>
              </table:table-cell>
              <table:table-cell office:value-type="float" office:value="14.868">
                <text:p>14.868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8.902">
                <text:p>8.902</text:p>
              </table:table-cell>
              <table:table-cell office:value-type="float" office:value="14.846">
                <text:p>14.846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8.838">
                <text:p>8.838</text:p>
              </table:table-cell>
              <table:table-cell office:value-type="float" office:value="14.706">
                <text:p>14.706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8.77">
                <text:p>8.77</text:p>
              </table:table-cell>
              <table:table-cell office:value-type="float" office:value="14.612">
                <text:p>14.612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8.84">
                <text:p>8.84</text:p>
              </table:table-cell>
              <table:table-cell office:value-type="float" office:value="14.724">
                <text:p>14.724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8.874">
                <text:p>8.874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8.92">
                <text:p>8.92</text:p>
              </table:table-cell>
              <table:table-cell office:value-type="float" office:value="14.896">
                <text:p>14.896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9.034">
                <text:p>9.0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9.104">
                <text:p>9.104</text:p>
              </table:table-cell>
              <table:table-cell office:value-type="float" office:value="15.056">
                <text:p>15.056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9.074">
                <text:p>9.074</text:p>
              </table:table-cell>
              <table:table-cell office:value-type="float" office:value="14.84">
                <text:p>14.84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9.008">
                <text:p>9.008</text:p>
              </table:table-cell>
              <table:table-cell office:value-type="float" office:value="14.688">
                <text:p>14.688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9.032">
                <text:p>9.032</text:p>
              </table:table-cell>
              <table:table-cell office:value-type="float" office:value="14.698">
                <text:p>14.698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9.056">
                <text:p>9.056</text:p>
              </table:table-cell>
              <table:table-cell office:value-type="float" office:value="14.634">
                <text:p>14.634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9.028">
                <text:p>9.028</text:p>
              </table:table-cell>
              <table:table-cell office:value-type="float" office:value="14.562">
                <text:p>14.562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9.1">
                <text:p>9.1</text:p>
              </table:table-cell>
              <table:table-cell office:value-type="float" office:value="14.612">
                <text:p>14.612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9.23">
                <text:p>9.23</text:p>
              </table:table-cell>
              <table:table-cell office:value-type="float" office:value="14.81">
                <text:p>14.81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9.28">
                <text:p>9.28</text:p>
              </table:table-cell>
              <table:table-cell office:value-type="float" office:value="14.86">
                <text:p>14.8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.25">
                <text:p>9.25</text:p>
              </table:table-cell>
              <table:table-cell office:value-type="float" office:value="14.842">
                <text:p>14.842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9.324">
                <text:p>9.324</text:p>
              </table:table-cell>
              <table:table-cell office:value-type="float" office:value="14.914">
                <text:p>14.914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9.398">
                <text:p>9.398</text:p>
              </table:table-cell>
              <table:table-cell office:value-type="float" office:value="15.026">
                <text:p>15.026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9.4">
                <text:p>9.4</text:p>
              </table:table-cell>
              <table:table-cell office:value-type="float" office:value="15.004">
                <text:p>15.004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9.406">
                <text:p>9.406</text:p>
              </table:table-cell>
              <table:table-cell office:value-type="float" office:value="14.888">
                <text:p>14.888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9.506">
                <text:p>9.506</text:p>
              </table:table-cell>
              <table:table-cell office:value-type="float" office:value="15.054">
                <text:p>15.054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9.53">
                <text:p>9.53</text:p>
              </table:table-cell>
              <table:table-cell office:value-type="float" office:value="15.132">
                <text:p>15.13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9.562">
                <text:p>9.562</text:p>
              </table:table-cell>
              <table:table-cell office:value-type="float" office:value="15.064">
                <text:p>15.06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9.542">
                <text:p>9.542</text:p>
              </table:table-cell>
              <table:table-cell office:value-type="float" office:value="14.896">
                <text:p>14.896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9.58">
                <text:p>9.58</text:p>
              </table:table-cell>
              <table:table-cell office:value-type="float" office:value="15.086">
                <text:p>15.086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9.58">
                <text:p>9.58</text:p>
              </table:table-cell>
              <table:table-cell office:value-type="float" office:value="15.164">
                <text:p>15.164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9.578">
                <text:p>9.578</text:p>
              </table:table-cell>
              <table:table-cell office:value-type="float" office:value="15.018">
                <text:p>15.018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9.534">
                <text:p>9.534</text:p>
              </table:table-cell>
              <table:table-cell office:value-type="float" office:value="15.176">
                <text:p>15.17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.57">
                <text:p>9.57</text:p>
              </table:table-cell>
              <table:table-cell office:value-type="float" office:value="15.578">
                <text:p>15.5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